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Athéna</text:p>
          </table:table-cell>
          <table:table-cell table:style-name="Default" office:value-type="string" calcext:value-type="string">
            <text:p>Bacchus</text:p>
          </table:table-cell>
        </table:table-row>
        <table:table-row table:style-name="ro1">
          <table:table-cell office:value-type="string" calcext:value-type="string">
            <text:p>pthread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-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27:04.866614896</meta:creation-date>
    <dc:date>2024-01-26T17:30:33.099901374</dc:date>
    <meta:editing-duration>PT3M28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